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. x==0; return 0</text:p>
      <text:p text:style-name="P1">2. 12 7 6</text:p>
      <text:p text:style-name="P1">3. </text:p>
      <text:p text:style-name="P1"><text:tab/>Ricerca </text:p>
      <text:p text:style-name="P1"><text:tab/>Cancellazione perché devo scorrere per trovare il penultimo elemento della lista</text:p>
      <text:p text:style-name="P1">4. Non decrescente</text:p>
      <text:p text:style-name="P1">5. </text:p>
      <text:p text:style-name="P1">6. </text:p>
      <text:p text:style-name="P1">7. La funzione scorre i due vettori e verifica che tutti gli elementi di A siano presenti in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